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1.0111in"/>
    </style:style>
    <style:style style:name="Table1.B" style:family="table-column">
      <style:table-column-properties style:column-width="1.7389in"/>
    </style:style>
    <style:style style:name="Table1.C" style:family="table-column">
      <style:table-column-properties style:column-width="1.3125in"/>
    </style:style>
    <style:style style:name="Table1.D" style:family="table-column">
      <style:table-column-properties style:column-width="1in"/>
    </style:style>
    <style:style style:name="Table1.E" style:family="table-column">
      <style:table-column-properties style:column-width="0.875in"/>
    </style:style>
    <style:style style:name="Table1.F" style:family="table-column">
      <style:table-column-properties style:column-width="0.9896in"/>
    </style:style>
    <style:style style:name="Table1.A1" style:family="table-cell">
      <style:table-cell-properties style:vertical-align="middle" fo:padding="0.0194in" fo:border="0.05pt solid #000000"/>
    </style:style>
    <style:style style:name="Table1.A4" style:family="table-cell">
      <style:table-cell-properties style:vertical-align="middle" fo:padding="0.0194in" fo:border-left="0.05pt solid #000000" fo:border-right="0.05pt solid #000000" fo:border-top="none" fo:border-bottom="0.05pt solid #000000"/>
    </style:style>
    <style:style style:name="P1" style:family="paragraph" style:parent-style-name="Standard">
      <style:paragraph-properties>
        <style:tab-stops>
          <style:tab-stop style:position="5.5835in"/>
        </style:tab-stops>
      </style:paragraph-properties>
    </style:style>
    <style:style style:name="P2" style:family="paragraph" style:parent-style-name="Standard">
      <style:text-properties fo:font-weight="bold" officeooo:paragraph-rsid="000801f1" style:font-weight-asian="bold"/>
    </style:style>
    <style:style style:name="P3" style:family="paragraph" style:parent-style-name="Standard">
      <style:text-properties fo:font-weight="bold" officeooo:paragraph-rsid="000801f1" style:font-weight-asian="bold" style:font-weight-complex="bold"/>
    </style:style>
    <style:style style:name="P4" style:family="paragraph" style:parent-style-name="Standard">
      <style:text-properties officeooo:paragraph-rsid="000801f1"/>
    </style:style>
    <style:style style:name="P5" style:family="paragraph" style:parent-style-name="Text_20_body">
      <style:paragraph-properties fo:text-align="center" style:justify-single-word="false"/>
      <style:text-properties officeooo:paragraph-rsid="000a238a"/>
    </style:style>
    <style:style style:name="P6" style:family="paragraph" style:parent-style-name="Text_20_body">
      <style:text-properties fo:font-size="12pt" fo:font-weight="normal" style:font-size-asian="12pt" style:font-weight-asian="normal" style:font-size-complex="12pt" style:font-weight-complex="normal"/>
    </style:style>
    <style:style style:name="P7" style:family="paragraph" style:parent-style-name="Text_20_body">
      <style:text-properties fo:font-size="12pt" fo:font-weight="bold" officeooo:rsid="001612ef" officeooo:paragraph-rsid="001612ef" style:font-size-asian="12pt" style:font-weight-asian="bold" style:font-size-complex="12pt" style:font-weight-complex="bold"/>
    </style:style>
    <style:style style:name="P8" style:family="paragraph" style:parent-style-name="Table_20_Contents">
      <style:text-properties officeooo:paragraph-rsid="001563af"/>
    </style:style>
    <style:style style:name="P9" style:family="paragraph" style:parent-style-name="Table_20_Contents">
      <style:text-properties officeooo:paragraph-rsid="00181be8"/>
    </style:style>
    <style:style style:name="P10" style:family="paragraph" style:parent-style-name="Table_20_Contents">
      <style:text-properties officeooo:rsid="00181be8" officeooo:paragraph-rsid="00181be8"/>
    </style:style>
    <style:style style:name="P11" style:family="paragraph" style:parent-style-name="Text_20_body">
      <style:text-properties fo:font-size="12pt" fo:font-weight="normal"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9095e"/>
    </style:style>
    <style:style style:name="T4" style:family="text">
      <style:text-properties fo:font-size="12pt" officeooo:rsid="00079aa8" style:font-size-asian="12pt" style:font-size-complex="12pt"/>
    </style:style>
    <style:style style:name="T5" style:family="text">
      <style:text-properties fo:font-size="12pt" officeooo:rsid="0007ae0e" style:font-size-asian="12pt" style:font-size-complex="12pt"/>
    </style:style>
    <style:style style:name="T6" style:family="text">
      <style:text-properties fo:font-size="12pt" officeooo:rsid="001612ef" style:font-size-asian="12pt" style:font-size-complex="12pt"/>
    </style:style>
    <style:style style:name="T7" style:family="text">
      <style:text-properties fo:font-size="12pt" officeooo:rsid="0016e49e" style:font-size-asian="12pt" style:font-size-complex="12pt"/>
    </style:style>
    <style:style style:name="T8" style:family="text">
      <style:text-properties officeooo:rsid="00140855"/>
    </style:style>
    <style:style style:name="T9" style:family="text">
      <style:text-properties officeooo:rsid="001563af"/>
    </style:style>
    <style:style style:name="T10" style:family="text">
      <style:text-properties officeooo:rsid="00181be8"/>
    </style:style>
    <style:style style:name="T11" style:family="text">
      <style:text-properties officeooo:rsid="001a1684"/>
    </style:style>
    <style:style style:name="T12" style:family="text"/>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P3">Docente:<text:tab/><text:tab/>Bruce D. Marron</text:p>
      <text:p text:style-name="P3">Ciclo: <text:tab/><text:tab/><text:tab/>25-2</text:p>
      <text:p text:style-name="P4"><text:span text:style-name="T1">Materia: <text:tab/><text:tab/></text:span><text:span text:style-name="T2">Terminología Especializada en Documentos Jurídicos</text:span></text:p>
      <text:p text:style-name="P3">Curso:<text:tab/><text:tab/><text:tab/>IT0733</text:p>
      <text:p text:style-name="P4"><text:span text:style-name="T1">Licenciatura: <text:tab/>I</text:span><text:span text:style-name="T2">nterpretación y Traducción</text:span></text:p>
      <text:p text:style-name="P2">Horario:<text:tab/><text:tab/>Martes 19:00 – 20:00, Miércoles 1<text:span text:style-name="T3">7</text:span>:00 – 1<text:span text:style-name="T3">8</text:span>:00, Jueves 1<text:span text:style-name="T3">5</text:span>:00 – 1<text:span text:style-name="T3">6</text:span>:00</text:p>
      <text:p text:style-name="P2">Grupo:<text:tab/><text:tab/>7A</text:p>
      <text:p text:style-name="Standard"/>
      <text:p text:style-name="P5"><text:span text:style-name="Strong_20_Emphasis"><text:span text:style-name="T4">HW_0</text:span></text:span><text:span text:style-name="Strong_20_Emphasis"><text:span text:style-name="T7">3</text:span></text:span><text:span text:style-name="Strong_20_Emphasis"><text:span text:style-name="T6">.</text:span></text:span><text:span text:style-name="Strong_20_Emphasis"><text:span text:style-name="T7">1</text:span></text:span><text:span text:style-name="Strong_20_Emphasis"><text:span text:style-name="T4"> <text:s/></text:span></text:span><text:span text:style-name="Strong_20_Emphasis"><text:span text:style-name="T7">Trace Changes of a Law through the DOF</text:span></text:span><text:span text:style-name="Strong_20_Emphasis"><text:span text:style-name="T4"> Rubric </text:span></text:span><text:span text:style-name="Strong_20_Emphasis"><text:span text:style-name="T5">(convert to 10 point scale)</text:span></text:span></text:p>
      <text:section text:style-name="Sect1" text:name="md-content-206003801">
        <text:section text:style-name="Sect1" text:name="md-content-21501498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bookmark text:name="criteria"/>Criteria<text:bookmark text:name="5_points"/></text:p>
                </table:table-cell>
                <table:table-cell table:style-name="Table1.A1" office:value-type="string">
                  <text:p text:style-name="Table_20_Heading">5 Points<text:bookmark text:name="4_points"/></text:p>
                </table:table-cell>
                <table:table-cell table:style-name="Table1.A1" office:value-type="string">
                  <text:p text:style-name="Table_20_Heading">4 Points<text:bookmark text:name="3_points"/></text:p>
                </table:table-cell>
                <table:table-cell table:style-name="Table1.A1" office:value-type="string">
                  <text:p text:style-name="Table_20_Heading">3 Points<text:bookmark text:name="2_points"/></text:p>
                </table:table-cell>
                <table:table-cell table:style-name="Table1.A1" office:value-type="string">
                  <text:p text:style-name="Table_20_Heading">2 Points<text:bookmark text:name="1_point"/></text:p>
                </table:table-cell>
                <table:table-cell table:style-name="Table1.A1" office:value-type="string">
                  <text:p text:style-name="Table_20_Heading">1 Point</text:p>
                </table:table-cell>
              </table:table-row>
            </table:table-header-rows>
            <table:table-row>
              <table:table-cell table:style-name="Table1.A1" office:value-type="string">
                <text:p text:style-name="P9"><text:span text:style-name="Strong_20_Emphasis"><text:span text:style-name="T10">Tracking of Changes</text:span></text:span></text:p>
              </table:table-cell>
              <table:table-cell table:style-name="Table1.A1" office:value-type="string">
                <text:p text:style-name="Table_20_Contents">Comprehensive, <text:span text:style-name="T10">and notated tracking of </text:span><text:span text:style-name="T11">multiple</text:span><text:span text:style-name="T10"> changes; changes stated and explained; historical context noted</text:span></text:p>
              </table:table-cell>
              <table:table-cell table:style-name="Table1.A1" office:value-type="string">
                <text:p text:style-name="P9"><text:span text:style-name="T10">Basic tracking of </text:span><text:span text:style-name="T11">some </text:span><text:span text:style-name="T10">changes; changes stated; historical context absent</text:span></text:p>
              </table:table-cell>
              <table:table-cell table:style-name="Table1.A1" office:value-type="string">
                <text:p text:style-name="P9"><text:span text:style-name="T10">Slight tracking of </text:span><text:span text:style-name="T11">a </text:span><text:span text:style-name="T10"><text:s/>change</text:span></text:p>
              </table:table-cell>
              <table:table-cell table:style-name="Table1.A1" office:value-type="string">
                <text:p text:style-name="P9"><text:span text:style-name="T10">No <text:s/>tracking of </text:span><text:span text:style-name="T11">any </text:span><text:span text:style-name="T10">changes</text:span></text:p>
              </table:table-cell>
              <table:table-cell table:style-name="Table1.A1" office:value-type="string">
                <text:p text:style-name="P10">Absent </text:p>
              </table:table-cell>
            </table:table-row>
            <table:table-row>
              <table:table-cell table:style-name="Table1.A1" office:value-type="string">
                <text:p text:style-name="Table_20_Contents"><text:span text:style-name="Strong_20_Emphasis"><text:s/>Writing Quality </text:span><text:span text:style-name="Strong_20_Emphasis"><text:span text:style-name="T9">and </text:span></text:span></text:p>
                <text:p text:style-name="P8"><text:span text:style-name="Strong_20_Emphasis"><text:span text:style-name="T9">Organization</text:span></text:span></text:p>
              </table:table-cell>
              <table:table-cell table:style-name="Table1.A1" office:value-type="string">
                <text:p text:style-name="Table_20_Contents">Exceptional clarity, coherence, professional scholarly language <text:span text:style-name="T9">and organization</text:span></text:p>
              </table:table-cell>
              <table:table-cell table:style-name="Table1.A1" office:value-type="string">
                <text:p text:style-name="Table_20_Contents">Well-structured, clear academic prose</text:p>
              </table:table-cell>
              <table:table-cell table:style-name="Table1.A1" office:value-type="string">
                <text:p text:style-name="Table_20_Contents">Acceptable academic writing</text:p>
              </table:table-cell>
              <table:table-cell table:style-name="Table1.A1" office:value-type="string">
                <text:p text:style-name="Table_20_Contents">Inconsistent writing quality</text:p>
              </table:table-cell>
              <table:table-cell table:style-name="Table1.A1" office:value-type="string">
                <text:p text:style-name="Table_20_Contents">Poor academic writing</text:p>
              </table:table-cell>
            </table:table-row>
            <table:table-row>
              <table:table-cell table:style-name="Table1.A4" office:value-type="string">
                <text:p text:style-name="Table_20_Contents"><text:span text:style-name="Strong_20_Emphasis"><text:span text:style-name="T8">Presentation and </text:span></text:span><text:span text:style-name="Strong_20_Emphasis"><text:s/>Formatting</text:span></text:p>
              </table:table-cell>
              <table:table-cell table:style-name="Table1.A4" office:value-type="string">
                <text:p text:style-name="Table_20_Contents">Perfect adherence to academic formatting (margins, spacing, citations)</text:p>
              </table:table-cell>
              <table:table-cell table:style-name="Table1.A4" office:value-type="string">
                <text:p text:style-name="Table_20_Contents">Minor, negligible formatting deviations</text:p>
              </table:table-cell>
              <table:table-cell table:style-name="Table1.A4" office:value-type="string">
                <text:p text:style-name="Table_20_Contents">Acceptable formatting with some issues</text:p>
              </table:table-cell>
              <table:table-cell table:style-name="Table1.A4" office:value-type="string">
                <text:p text:style-name="Table_20_Contents">Significant formatting problems</text:p>
              </table:table-cell>
              <table:table-cell table:style-name="Table1.A4" office:value-type="string">
                <text:p text:style-name="Table_20_Contents">Lacks basic formatting standards</text:p>
              </table:table-cell>
            </table:table-row>
          </table:table>
          <text:p text:style-name="P6"/>
        </text:section>
        <text:p text:style-name="P7">Assignment</text:p>
        <text:p text:style-name="P6">HW_03.1</text:p>
        <text:p text:style-name="P6">Select one (1) important civil law topic covered in the Código Civil Federal(e.g, marriage). From within the topic, find an Article that has been changed (use Justia for this.) For example:</text:p>
        <text:p text:style-name="P6">Investigate and trace the changes through the Diario Oficial de la Federación <text:s/>(D.O.F.) and report your findings in a one-page+ paper (English). The standard format requirements apply. </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1" text:anchor-type="char" svg:x="-0.0929in" svg:y="-0.3571in" svg:width="1.4862in" svg:height="0.6728in" draw:z-index="0"><draw:image xlink:href="Pictures/1000000100000438000001E9AD04E7590B266636.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7:48:41.806771747</meta:creation-date>
    <dc:date>2025-02-10T18:31:05.018384487</dc:date>
    <meta:editing-duration>PT55M18S</meta:editing-duration>
    <meta:editing-cycles>21</meta:editing-cycles>
    <meta:generator>LibreOffice/7.3.7.2$Linux_X86_64 LibreOffice_project/30$Build-2</meta:generator>
    <meta:document-statistic meta:table-count="1" meta:image-count="1" meta:object-count="0" meta:page-count="1" meta:paragraph-count="37" meta:word-count="206" meta:character-count="1493" meta:non-whitespace-character-count="1301"/>
  </office:meta>
</office:document-meta>
</file>